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metacaractere" style:family="table" style:master-page-name="">
      <style:table-properties style:width="17cm" style:page-number="auto" fo:break-before="auto" fo:break-after="auto" table:align="margins" style:shadow="none" fo:keep-with-next="auto" style:may-break-between-rows="true" table:border-model="collapsing"/>
    </style:style>
    <style:style style:name="metacaractere.A" style:family="table-column">
      <style:table-column-properties style:column-width="8.5cm" style:rel-column-width="32767*"/>
    </style:style>
    <style:style style:name="metacaractere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metacaractere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metacaractere.B2" style:family="table-cell" style:data-style-name="N20000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metacaractere.A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metacaractere.B3" style:family="table-cell" style:data-style-name="N20000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metacaractere.4" style:family="table-row">
      <style:table-row-properties fo:keep-together="auto"/>
    </style:style>
    <style:style style:name="metacaractere.A4" style:family="table-cell">
      <style:table-cell-properties fo:background-color="#adc5e7" fo:padding="0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metacaractere.B4" style:family="table-cell" style:data-style-name="N20000">
      <style:table-cell-properties fo:background-color="#adc5e7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P1" style:family="paragraph" style:parent-style-name="Heading_20_1">
      <style:text-properties style:font-name="Arial" fo:font-size="12pt" fo:font-weight="normal" officeooo:paragraph-rsid="000fd77d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font-name="Arial" fo:font-size="12pt" fo:font-weight="normal" style:font-size-asian="12pt" style:font-weight-asian="normal" style:font-size-complex="12pt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0fd77d" officeooo:paragraph-rsid="000fd7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fd77d" officeooo:paragraph-rsid="000fd7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0fd77d" officeooo:paragraph-rsid="000fd7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0fd77d"/>
    </style:style>
    <style:style style:name="T2" style:family="text">
      <style:text-properties fo:font-weight="bold" officeooo:rsid="000fd77d" style:font-weight-asian="bold" style:font-weight-complex="bold"/>
    </style:style>
    <number:number-style style:name="N20000" number:language="pt" number:country="BR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2">55</text:span><text:span text:style-name="T1"> – </text:span>EXPRESSÕES REGULARES 04 – REPETIÇÃO DE CARACTERES ZERO, UMA OU MAIS VEZES – LINUX</text:h>
      <table:table table:name="metacaractere" table:style-name="metacaractere" table:template-name="Mundo azul">
        <table:table-column table:style-name="metacaractere.A" table:number-columns-repeated="2"/>
        <table:table-row>
          <table:table-cell table:style-name="metacaractere.A1" office:value-type="string">
            <text:p text:style-name="P3">Metacaractere</text:p>
          </table:table-cell>
          <table:table-cell table:style-name="metacaractere.A1" office:value-type="string">
            <text:p text:style-name="P3">Significado</text:p>
          </table:table-cell>
        </table:table-row>
        <table:table-row>
          <table:table-cell table:style-name="metacaractere.A2" office:value-type="string">
            <text:p text:style-name="P6">*</text:p>
          </table:table-cell>
          <table:table-cell table:style-name="metacaractere.B2" office:value-type="float" office:value="0">
            <text:p text:style-name="P5">Item precedente 0 ou mais vezes</text:p>
          </table:table-cell>
        </table:table-row>
        <table:table-row>
          <table:table-cell table:style-name="metacaractere.A3" office:value-type="string">
            <text:p text:style-name="P5">\+</text:p>
          </table:table-cell>
          <table:table-cell table:style-name="metacaractere.B3" office:value-type="float" office:value="0">
            <text:p text:style-name="P5">Item precedente um ou mais vezes</text:p>
          </table:table-cell>
        </table:table-row>
        <table:table-row table:style-name="metacaractere.4">
          <table:table-cell table:style-name="metacaractere.A4" office:value-type="string">
            <text:p text:style-name="P8">\?</text:p>
          </table:table-cell>
          <table:table-cell table:style-name="metacaractere.B4" office:value-type="float" office:value="0">
            <text:p text:style-name="P8">Item precedente 0 ou 1 <text:s/>vez</text:p>
          </table:table-cell>
        </table:table-row>
      </table:table>
      <text:p text:style-name="P2"/>
      <text:p text:style-name="P2"><text:s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Mundo_20_azul.1" style:display-name="Mundo azul.1" style:family="table-cell">
      <style:table-cell-properties fo:background-color="#00599d" fo:border-bottom="0.74pt solid #00599d" fo:padding="0cm" fo:padding-left="0cm" fo:padding-right="0cm" fo:padding-top="0cm" fo:padding-bottom="0cm" style:data-style-name="20100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Mundo_20_azul.2" style:display-name="Mundo azul.2" style:family="table-cell">
      <style:table-cell-properties fo:background-color="#adc5e7" fo:border-top="0.74pt solid #00599d" fo:border-bottom="0.74pt solid #00599d" fo:padding="0cm" fo:padding-left="0cm" fo:padding-right="0cm" fo:padding-top="0cm" fo:padding-bottom="0cm" style:data-style-name="20000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Mundo_20_azul.3" style:display-name="Mundo azul.3" style:family="table-cell">
      <style:table-cell-properties fo:border-left="0.74pt solid #00599d" fo:padding="0cm" fo:padding-left="0cm" fo:padding-right="0cm" fo:padding-top="0cm" fo:padding-bottom="0cm" style:data-style-name="201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Mundo_20_azul.4" style:display-name="Mundo azul.4" style:family="table-cell">
      <style:table-cell-properties fo:border-right="0.74pt solid #00599d" fo:padding="0cm" fo:padding-left="0cm" fo:padding-right="0cm" fo:padding-top="0cm" fo:padding-bottom="0cm" style:data-style-name="200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Mundo_20_azul.5" style:display-name="Mundo azul.5" style:family="table-cell">
      <style:table-cell-properties fo:padding="0cm" fo:padding-left="0cm" fo:padding-right="0cm" fo:padding-top="0cm" fo:padding-bottom="0cm" style:data-style-name="200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Mundo_20_azul.6" style:display-name="Mundo azul.6" style:family="table-cell">
      <style:table-cell-properties fo:background-color="#dddddd" fo:border-left="0.74pt solid #00599d" fo:padding="0cm" fo:padding-left="0cm" fo:padding-right="0cm" fo:padding-top="0cm" fo:padding-bottom="0cm" style:data-style-name="201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Mundo_20_azul.7" style:display-name="Mundo azul.7" style:family="table-cell">
      <style:table-cell-properties fo:padding="0cm" fo:padding-left="0cm" fo:padding-right="0cm" fo:padding-top="0cm" fo:padding-bottom="0cm" style:data-style-name="200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Mundo_20_azul.8" style:display-name="Mundo azul.8" style:family="table-cell">
      <style:table-cell-properties fo:background-color="#dddddd" fo:padding="0cm" fo:padding-left="0cm" fo:padding-right="0cm" fo:padding-top="0cm" fo:padding-bottom="0cm" style:data-style-name="200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Mundo_20_azul.9" style:display-name="Mundo azul.9" style:family="table-cell">
      <style:table-cell-properties fo:background-color="#dddddd" fo:padding="0cm" fo:padding-left="0cm" fo:padding-right="0cm" fo:padding-top="0cm" fo:padding-bottom="0cm" style:data-style-name="200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Mundo_20_azul.10" style:display-name="Mundo azul.10" style:family="table-cell">
      <style:table-cell-properties fo:background-color="#dddddd" fo:border-right="0.74pt solid #00599d" fo:padding="0cm" fo:padding-left="0cm" fo:padding-right="0cm" fo:padding-top="0cm" fo:padding-bottom="0cm" style:data-style-name="200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Mundo_20_azul.11" style:display-name="Mundo azul.11" style:family="table-cell">
      <style:table-cell-properties fo:background-color="#00599d" fo:border-bottom="0.74pt solid #00599d" fo:padding="0cm" fo:padding-left="0cm" fo:padding-right="0cm" fo:padding-top="0cm" fo:padding-bottom="0cm" style:data-style-name="20100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Mundo_20_azul.12" style:display-name="Mundo azul.12" style:family="table-cell">
      <style:table-cell-properties fo:background-color="#00599d" fo:border-bottom="0.74pt solid #00599d" fo:padding="0cm" fo:padding-left="0cm" fo:padding-right="0cm" fo:padding-top="0cm" fo:padding-bottom="0cm" style:data-style-name="20100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Mundo_20_azul.13" style:display-name="Mundo azul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 style:data-style-name="20100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Mundo_20_azul.14" style:display-name="Mundo azul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 style:data-style-name="20000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Mundo_20_azul.15" style:display-name="Mundo azul.15" style:family="table-cell">
      <style:table-cell-properties fo:background-color="#00599d" fo:border-bottom="0.74pt solid #00599d" fo:padding="0cm" fo:padding-left="0cm" fo:padding-right="0cm" fo:padding-top="0cm" fo:padding-bottom="0cm" style:data-style-name="20100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Mundo_20_azul.16" style:display-name="Mundo azul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 style:data-style-name="20000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Blue" table:first-row-end-column="row" table:first-row-start-column="row" table:last-row-end-column="row" table:last-row-start-column="row">
      <table:first-row table:style-name="Mundo_20_azul.1"/>
      <table:last-row table:style-name="Mundo_20_azul.2"/>
      <table:first-column table:style-name="Mundo_20_azul.3"/>
      <table:last-column table:style-name="Mundo_20_azul.4"/>
      <table:body table:style-name="Mundo_20_azul.9"/>
      <table:even-rows table:style-name="Mundo_20_azul.5"/>
      <table:odd-rows table:style-name="Mundo_20_azul.6"/>
      <table:even-columns table:style-name="Mundo_20_azul.7"/>
      <table:odd-columns table:style-name="Mundo_20_azul.8"/>
      <table:background table:style-name="Mundo_20_azul.10"/>
      <loext:first-row-even-column table:style-name="Mundo_20_azul.15"/>
      <loext:last-row-even-column table:style-name="Mundo_20_azul.16"/>
      <loext:first-row-end-column table:style-name="Mundo_20_azul.12"/>
      <loext:first-row-start-column table:style-name="Mundo_20_azul.11"/>
      <loext:last-row-end-column table:style-name="Mundo_20_azul.14"/>
      <loext:last-row-start-column table:style-name="Mundo_20_azul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6T18:06:45.733573076</meta:creation-date>
    <dc:date>2020-04-26T18:23:27.839046852</dc:date>
    <meta:editing-duration>PT6M21S</meta:editing-duration>
    <meta:editing-cycles>2</meta:editing-cycles>
    <meta:generator>LibreOffice/6.3.5.2$Linux_X86_64 LibreOffice_project/30$Build-2</meta:generator>
    <meta:document-statistic meta:table-count="1" meta:image-count="0" meta:object-count="0" meta:page-count="1" meta:paragraph-count="10" meta:word-count="36" meta:character-count="206" meta:non-whitespace-character-count="174"/>
  </office:meta>
</office:document-meta>
</file>